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ecfc3" officeooo:paragraph-rsid="000ecfc3"/>
    </style:style>
    <style:style style:name="P2" style:family="paragraph" style:parent-style-name="Text_20_body">
      <style:text-properties officeooo:rsid="00127fad" officeooo:paragraph-rsid="00127fad"/>
    </style:style>
    <style:style style:name="P3" style:family="paragraph" style:parent-style-name="Text_20_body">
      <style:text-properties officeooo:rsid="001280c9" officeooo:paragraph-rsid="001280c9"/>
    </style:style>
    <style:style style:name="P4" style:family="paragraph" style:parent-style-name="Text_20_body">
      <style:text-properties officeooo:rsid="0010f6d6" officeooo:paragraph-rsid="0010f6d6"/>
    </style:style>
    <style:style style:name="P5" style:family="paragraph" style:parent-style-name="Text_20_body">
      <style:text-properties officeooo:rsid="001352d0" officeooo:paragraph-rsid="001352d0"/>
    </style:style>
    <style:style style:name="P6" style:family="paragraph" style:parent-style-name="Text_20_body">
      <style:text-properties officeooo:rsid="0014877e" officeooo:paragraph-rsid="0014877e"/>
    </style:style>
    <style:style style:name="P7" style:family="paragraph" style:parent-style-name="Text_20_body">
      <style:text-properties officeooo:rsid="001689ce" officeooo:paragraph-rsid="001689ce"/>
    </style:style>
    <style:style style:name="P8" style:family="paragraph" style:parent-style-name="Text_20_body">
      <style:text-properties officeooo:rsid="00177a44" officeooo:paragraph-rsid="00177a44"/>
    </style:style>
    <style:style style:name="P9" style:family="paragraph" style:parent-style-name="Text_20_body">
      <style:text-properties officeooo:rsid="0019297a" officeooo:paragraph-rsid="0019297a"/>
    </style:style>
    <style:style style:name="P10" style:family="paragraph" style:parent-style-name="Text_20_body">
      <style:text-properties officeooo:rsid="001a4e94" officeooo:paragraph-rsid="001a4e94"/>
    </style:style>
    <style:style style:name="P11" style:family="paragraph" style:parent-style-name="Text_20_body">
      <style:text-properties officeooo:rsid="001c163d" officeooo:paragraph-rsid="001c163d"/>
    </style:style>
    <style:style style:name="P12" style:family="paragraph" style:parent-style-name="Text_20_body">
      <style:text-properties officeooo:rsid="001d8e03" officeooo:paragraph-rsid="001d8e03"/>
    </style:style>
    <style:style style:name="P13" style:family="paragraph" style:parent-style-name="Text_20_body">
      <style:text-properties officeooo:rsid="001f4ea4" officeooo:paragraph-rsid="001f4ea4"/>
    </style:style>
    <style:style style:name="P14" style:family="paragraph" style:parent-style-name="Text_20_body">
      <style:text-properties officeooo:rsid="00218155" officeooo:paragraph-rsid="00218155"/>
    </style:style>
    <style:style style:name="P15" style:family="paragraph" style:parent-style-name="Text_20_body">
      <style:text-properties officeooo:rsid="00222191" officeooo:paragraph-rsid="00222191"/>
    </style:style>
    <style:style style:name="P16" style:family="paragraph" style:parent-style-name="Text_20_body">
      <style:text-properties officeooo:rsid="00242ce6" officeooo:paragraph-rsid="00242ce6"/>
    </style:style>
    <style:style style:name="P17" style:family="paragraph" style:parent-style-name="Text_20_body">
      <style:text-properties officeooo:rsid="002437ab" officeooo:paragraph-rsid="002437ab"/>
    </style:style>
    <style:style style:name="P18" style:family="paragraph" style:parent-style-name="Text_20_body">
      <style:text-properties officeooo:rsid="0024de7a" officeooo:paragraph-rsid="0024de7a"/>
    </style:style>
    <style:style style:name="P19" style:family="paragraph" style:parent-style-name="Text_20_body">
      <style:text-properties officeooo:rsid="00260841" officeooo:paragraph-rsid="00260841"/>
    </style:style>
    <style:style style:name="P20" style:family="paragraph" style:parent-style-name="Text_20_body">
      <style:text-properties officeooo:rsid="0026d8d3" officeooo:paragraph-rsid="0026d8d3"/>
    </style:style>
    <style:style style:name="P21" style:family="paragraph" style:parent-style-name="Text_20_body">
      <style:text-properties officeooo:rsid="00279276" officeooo:paragraph-rsid="00279276"/>
    </style:style>
    <style:style style:name="P22" style:family="paragraph" style:parent-style-name="Text_20_body" style:list-style-name="L1">
      <style:text-properties officeooo:rsid="00127fad" officeooo:paragraph-rsid="00127fad"/>
    </style:style>
    <style:style style:name="P23" style:family="paragraph" style:parent-style-name="Text_20_body" style:list-style-name="L1">
      <style:text-properties officeooo:rsid="001280c9" officeooo:paragraph-rsid="001280c9"/>
    </style:style>
    <style:style style:name="P24" style:family="paragraph" style:parent-style-name="Text_20_body" style:list-style-name="L1">
      <style:text-properties officeooo:rsid="00158017" officeooo:paragraph-rsid="00158017"/>
    </style:style>
    <style:style style:name="P25" style:family="paragraph" style:parent-style-name="Text_20_body" style:list-style-name="L2">
      <style:text-properties officeooo:rsid="0024de7a" officeooo:paragraph-rsid="0024de7a"/>
    </style:style>
    <style:style style:name="P26" style:family="paragraph" style:parent-style-name="Text_20_body">
      <style:text-properties officeooo:rsid="00279276" officeooo:paragraph-rsid="00279276"/>
    </style:style>
    <style:style style:name="P27" style:family="paragraph" style:parent-style-name="Text_20_body">
      <style:text-properties officeooo:rsid="00287cd0" officeooo:paragraph-rsid="00287cd0"/>
    </style:style>
    <style:style style:name="P28" style:family="paragraph" style:parent-style-name="Heading_20_3">
      <style:text-properties officeooo:rsid="001689ce" officeooo:paragraph-rsid="001689ce"/>
    </style:style>
    <style:style style:name="P29" style:family="paragraph" style:parent-style-name="Heading_20_3">
      <style:text-properties officeooo:rsid="000ecfc3" officeooo:paragraph-rsid="000ecfc3"/>
    </style:style>
    <style:style style:name="T1" style:family="text">
      <style:text-properties officeooo:rsid="0010f6d6"/>
    </style:style>
    <style:style style:name="T2" style:family="text">
      <style:text-properties officeooo:rsid="001280c9"/>
    </style:style>
    <style:style style:name="T3" style:family="text">
      <style:text-properties officeooo:rsid="001352d0"/>
    </style:style>
    <style:style style:name="T4" style:family="text">
      <style:text-properties officeooo:rsid="0014877e"/>
    </style:style>
    <style:style style:name="T5" style:family="text">
      <style:text-properties officeooo:rsid="00158017"/>
    </style:style>
    <style:style style:name="T6" style:family="text">
      <style:text-properties officeooo:rsid="000ecfc3"/>
    </style:style>
    <style:style style:name="T7" style:family="text">
      <style:text-properties officeooo:rsid="0018a3b4"/>
    </style:style>
    <style:style style:name="T8" style:family="text">
      <style:text-properties officeooo:rsid="0019297a"/>
    </style:style>
    <style:style style:name="T9" style:family="text">
      <style:text-properties officeooo:rsid="001c163d"/>
    </style:style>
    <style:style style:name="T10" style:family="text">
      <style:text-properties officeooo:rsid="001c1a01"/>
    </style:style>
    <style:style style:name="T11" style:family="text">
      <style:text-properties officeooo:rsid="001d8e03"/>
    </style:style>
    <style:style style:name="T12" style:family="text">
      <style:text-properties officeooo:rsid="001f4ea4"/>
    </style:style>
    <style:style style:name="T13" style:family="text">
      <style:text-properties officeooo:rsid="0020db3c"/>
    </style:style>
    <style:style style:name="T14" style:family="text">
      <style:text-properties officeooo:rsid="00222191"/>
    </style:style>
    <style:style style:name="T15" style:family="text">
      <style:text-properties officeooo:rsid="00232553"/>
    </style:style>
    <style:style style:name="T16" style:family="text">
      <style:text-properties officeooo:rsid="002437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to-Day Diary of the CNC Project</text:h>
      <text:p text:style-name="P1">Brad Needham, <text:span text:style-name="T1">b</text:span>egun November 6, 2015</text:p>
      <text:h text:style-name="P28" text:outline-level="3">Summary</text:h>
      <text:p text:style-name="P7">I want to build the CNC machine in <text:span text:style-name="T6">"Build your own CNC machine" by James Floyd Kelly and Patrick Hood-Daniel </text:span><text:a xlink:type="simple" xlink:href="http://www.amazon.com/Build-Your-Machine-Technology-Action/dp/1430224894" text:style-name="Internet_20_link" text:visited-style-name="Visited_20_Internet_20_Link"><text:span text:style-name="T6">http://www.amazon.com/Build-Your-Machine-Technology-Action/dp/1430224894</text:span></text:a></text:p>
      <text:p text:style-name="P7">Decided to buy a few 1605-2RS 1605-ZZ Radial Ball Bearing 5/16" Bore bearings from <text:a xlink:type="simple" xlink:href="http://www.thebigbearingstore.com/1605-2rs-1605-zz-radial-ball-bearing-5-16-bore/" text:style-name="Internet_20_link" text:visited-style-name="Visited_20_Internet_20_Link">http://www.thebigbearingstore.com/1605-2rs-1605-zz-radial-ball-bearing-5-16-bore/</text:a> <text:s/>(2RS – sealed) so I can practice making the bearing rail assemblies that the axes of the machine glide on. <text:s/>These are similar to rollerskate bearings.</text:p>
      <text:h text:style-name="P29" text:outline-level="3">Sometime in October, <text:span text:style-name="T16">2015</text:span> – bought and read a DIY CNC book</text:h>
      <text:p text:style-name="P1">Bought "Build your own CNC machine" by James Floyd Kelly and Patrick Hood-Daniel <text:a xlink:type="simple" xlink:href="http://www.amazon.com/Build-Your-Machine-Technology-Action/dp/1430224894" text:style-name="Internet_20_link" text:visited-style-name="Visited_20_Internet_20_Link">http://www.amazon.com/Build-Your-Machine-Technology-Action/dp/1430224894</text:a>. <text:s/>It's a 3 axis screw-drive CNC machine intended for woodworking. <text:s/>It's made from 2 sheets of 3/4" MDF (not particle-board).</text:p>
      <text:p text:style-name="P2">A few things that <text:span text:style-name="T2">make me want to build a CNC machine:</text:span></text:p>
      <text:list xml:id="list5250791427613824908" text:style-name="L1">
        <text:list-item>
          <text:p text:style-name="P22"><text:a xlink:type="simple" xlink:href="https://www.youtube.com/watch?v=mJ-TZvFpY58" text:style-name="Internet_20_link" text:visited-style-name="Visited_20_Internet_20_Link">https://www.youtube.com/watch?v=mJ-TZvFpY58</text:a> shows a very low-tech CNC machine. At about 13:30, it shows various things you can do by attaching different devices to your CNC: labeling with an indelible marker, etching glass, <text:span text:style-name="T2">cutting gears from plastic.</text:span></text:p>
        </text:list-item>
        <text:list-item>
          <text:p text:style-name="P23"><text:a xlink:type="simple" xlink:href="https://www.youtube.com/watch?v=8K9zDiaS4mw" text:style-name="Internet_20_link" text:visited-style-name="Visited_20_Internet_20_Link">https://www.youtube.com/watch?v=8K9zDiaS4mw</text:a> shows using a CNC machine to etch a small circuit board.</text:p>
        </text:list-item>
        <text:list-item>
          <text:p text:style-name="P23">You can easily route wooden signs.</text:p>
        </text:list-item>
        <text:list-item>
          <text:p text:style-name="P24">A while ago I read an article on using a CNC router to cut styrofoam Halloween headstones.</text:p>
        </text:list-item>
        <text:list-item>
          <text:p text:style-name="P23">You can easily route Christmas ornaments <text:span text:style-name="T5">with designs </text:span>similar to scrollsaw designs.</text:p>
        </text:list-item>
        <text:list-item>
          <text:p text:style-name="P23">Routing would be an alternative to sending designs to a laser cutter.</text:p>
        </text:list-item>
      </text:list>
      <text:p text:style-name="P4"/>
      <text:p text:style-name="P3">The book doesn't go into the software toolchain much, so I need to figure out what software tools to use (design, CAM, and control software).</text:p>
      <text:p text:style-name="P3">The electronics the book shows seem old (parallel port based). <text:span text:style-name="T3">I'd like to build an Arduino controller instead. I'm concerned about dust getting into a controlling laptop, so I might explore a wireless interface from the PC to Arduino, such as Bluetooth.</text:span></text:p>
      <text:p text:style-name="P6">I learned that MDF is very different from particle board.</text:p>
      <text:h text:style-name="Heading_20_3" text:outline-level="3">November 6, 2015 – searching for <text:span text:style-name="T9">rail </text:span>bearings</text:h>
      <text:p text:style-name="P5">The book has what looks like a typo when describing the parts needed for a linear rail: it talks about 5/16" bore bearings, 5/16" taps, but then says that the bolt for the hole and the bearing should be a 1/4" <text:span text:style-name="T4">diameter</text:span> bolt.</text:p>
      <text:p text:style-name="P5">Because of that typo, I plan to decide what bearings to use, then let that choice dictate the bolts, nuts, and taps needed.</text:p>
      <text:p text:style-name="P5"><text:soft-page-break/>The web site of the book, <text:a xlink:type="simple" xlink:href="https://buildyourcnc.com/bearingsproducts.aspx" text:style-name="Internet_20_link" text:visited-style-name="Visited_20_Internet_20_Link">https://buildyourcnc.com/bearingsproducts.aspx</text:a>, offers 5/16" inner diameter, approximately 1/4" thick, and "approximately" outside diameter of 7/8" bearings. <text:s/>I've had some trouble finding those.</text:p>
      <text:p text:style-name="P5">Converting to metric in hopes of finding the bearings:</text:p>
      <text:p text:style-name="P5">5/16" = 7.9mm inside diameter</text:p>
      <text:p text:style-name="P5">1/4" = 6.3mm thickness</text:p>
      <text:p text:style-name="P5">7/8" = 22.2mm outside diameter</text:p>
      <text:p text:style-name="P6"><text:a xlink:type="simple" xlink:href="http://www.thebigbearingstore.com/radial-ball-bearings/" text:style-name="Internet_20_link" text:visited-style-name="Visited_20_Internet_20_Link">http://www.thebigbearingstore.com/radial-ball-bearings/</text:a> offers a variety of sealed, radial ball bearings.</text:p>
      <text:p text:style-name="P6"><text:a xlink:type="simple" xlink:href="http://www.thebigbearingstore.com/1605-2rs-1605-zz-radial-ball-bearing-5-16-bore/" text:style-name="Internet_20_link" text:visited-style-name="Visited_20_Internet_20_Link">http://www.thebigbearingstore.com/1605-2rs-1605-zz-radial-ball-bearing-5-16-bore/</text:a> has 5/16" inner diameter, 29/32" outer diameter, and 5/16" width bearings. <text:s/>That's close. <text:s/>The 2RS suffix is for sealed bearings, which should keep the sawdust out better than shielded bearings. They're $1.80 each in quantities of 24.</text:p>
      <text:h text:style-name="Heading_20_3" text:outline-level="3">November 7, 2015 – Ordered <text:span text:style-name="T7">5/16" </text:span>bearings, <text:span text:style-name="T8">drill press</text:span></text:h>
      <text:p text:style-name="P8">Ordered 5 bearings from Big Bearing Store .com.</text:p>
      <text:p text:style-name="P9">Ordered a JET Floor-Mount Drill Press, Model JDP-15MF.</text:p>
      <text:p text:style-name="P10">Bought a 2'x4' sheet of 3/4" MDF at Woodcraft, to practice some of the trickier attachment methods on.</text:p>
      <text:h text:style-name="Heading_20_3" text:outline-level="3">November 10, 2015 – <text:span text:style-name="T11">Ordered</text:span> Lead Screw bearings</text:h>
      <text:p text:style-name="P11">Each lead screw is suspended on 2 bearings that have 1/2" inner diameter and 1 1/8" outer diameter.</text:p>
      <text:p text:style-name="P11">R8-2RS Radial Ball Bearing 1/2" Bore match that inner and outer diameter spec, and are about 1/3" thick (0.3125"). <text:s/><text:a xlink:type="simple" xlink:href="http://www.thebigbearingstore.com/r8-2rs-r8-zz-radial-ball-bearing-1-2-bore/" text:style-name="Internet_20_link" text:visited-style-name="Visited_20_Internet_20_Link">http://www.thebigbearingstore.com/r8-2rs-r8-zz-radial-ball-bearing-1-2-bore/</text:a> $1.86 per.</text:p>
      <text:p text:style-name="P11">Ordered 6 of them from Big Bearing Store .com.</text:p>
      <text:p text:style-name="P11"><text:span text:style-name="T10">Next</text:span> I need to find the corresponding lead screw: 1/2", 13 threads per inch, 8 feet in length.</text:p>
      <text:h text:style-name="Heading_20_3" text:outline-level="3">November 1<text:span text:style-name="T12">1</text:span>, 2015 – <text:span text:style-name="T11">Assembling</text:span> the parts list</text:h>
      <text:p text:style-name="P12">In looking over the book again, I became so confused <text:s/>about what parts and drill bits are required that I started a parts/tools list. <text:s/>Found that the book is more of a guidebook than a recipe. <text:s/>The threads specs of bolts and nuts are often omitted – I assume because the book describes the critical dimensions and leaves the rest up to you. <text:s/>The critical measurements of some parts are embedded in the narrative. <text:s/></text:p>
      <text:p text:style-name="P12">Right now I'm having trouble finding the width of right-angle aluminum rail to use for the X-axis Bearing Rail Assembly. <text:s/>The text talks about 3/4", 1", and 1 1/4" rail in general, but I haven't yet found the width to use for the X-axis bearing assembly.</text:p>
      <text:h text:style-name="Heading_20_3" text:outline-level="3">November 12, 2015 – More parts</text:h>
      <text:p text:style-name="P13"><text:span text:style-name="T13">Continuing to read the book to assemble the parts and tools list</text:span>. <text:s/><text:span text:style-name="T13">I'm now 2/3rds done (x and y axis, z axis is yet to do).</text:span></text:p>
      <text:p text:style-name="P13">Discovered how to calculate the aluminum rail width: the width (interior hypotenuse of the cross-section) is known: for rail assemblies, the distance between the hold-down bolts dictates the maximum width of the rail assembly; for rails on the edge of a piece of wood, the width of the wood constrains <text:soft-page-break/>the width of the rails. <text:s/><text:span text:style-name="T13">It's because we know the hypotenuse of the cross section of the rail, and we know the thickness of the rail (1/8"), so we can calulate inner and outer width of the rail.</text:span></text:p>
      <text:h text:style-name="Heading_20_3" text:outline-level="3">November 13, 2015 – rail bearings arrived; ordered <text:span text:style-name="T14">more </text:span>parts</text:h>
      <text:p text:style-name="P14">The smaller, rail assembly bearings arrived and indeed have an inside diameter of 5/16". <text:s/>Ordered a set of parts for the rail assemblies: bolts, nuts, 3/4" aluminum rail (for the assembly) and 1" aluminum rail (for the x-axis rails). <text:s/><text:span text:style-name="T14">Also ordered a tap (and handle) for cutting aluminum holes for the bearing bolts, and a set of cross dowels and pan head machine screws.</text:span></text:p>
      <text:p text:style-name="P15">These parts should let me practice building bearing assemblies and the main MDF joining method (bolt + cross dowel). <text:s/><text:span text:style-name="T15">These seems to be the tricky parts of the machine.</text:span></text:p>
      <text:h text:style-name="Heading_20_3" text:outline-level="3">November 14, 2015 – Finished creating the parts and tools list</text:h>
      <text:p text:style-name="P16">Bought a few random parts at Lowes. <text:s/>Finished reading through the book the second time, to complete the parts and tools list.</text:p>
      <text:h text:style-name="Heading_20_3" text:outline-level="3">November 15, 2015 – Created a git repo</text:h>
      <text:p text:style-name="P17">Now that the parts list is – at first blush – finished, I decided it was time to commit the project diary and parts list to GitHub: <text:a xlink:type="simple" xlink:href="https://github.com/bneedhamia/BuildYourOwnCNC" text:style-name="Internet_20_link" text:visited-style-name="Visited_20_Internet_20_Link">https://github.com/bneedhamia/BuildYourOwnCNC</text:a></text:p>
      <text:h text:style-name="Heading_20_3" text:outline-level="3">November 19, 2015 – more parts arrived; tried out different rail assemblies</text:h>
      <text:p text:style-name="P18">The bolts, nuts, aluminum rails, etc. arrived. <text:s/>I realized the 1" bolts are too long for the design described in the book, and that the design in the book seems weak (only a couple threads holding on to the aluminum rail, rather than holding the rail between two nuts). <text:s/>Decided to try out the following parts <text:s/>for a rail assembly:</text:p>
      <text:list xml:id="list519804743019834614" text:style-name="L2">
        <text:list-item>
          <text:p text:style-name="P25">5/16" x 1" bolt, rather than the 1/4" (clearly wrong) 1" bolts in the book.</text:p>
        </text:list-item>
        <text:list-item>
          <text:p text:style-name="P25">2 nuts per bolts, rather than the 1 in the book.</text:p>
        </text:list-item>
        <text:list-item>
          <text:p text:style-name="P25">The bearing in the book.</text:p>
        </text:list-item>
        <text:list-item>
          <text:p text:style-name="P25">Maybe a lockwasher.</text:p>
        </text:list-item>
      </text:list>
      <text:p text:style-name="P18">I'm also interested in inverting the order of parts, putting the bolt head on the inside of the rail, a nut on the outside, then the bearing, then another nut. <text:s/>If I place the bearing bolt holes properly, the bolt head won't have room to turn, which will let me remove the outer nut and bearing, bolt down the rail, then reattach the bearing and outer nut.</text:p>
      <text:p text:style-name="P19">I also took a look at a blade for my miter saw, so I can cut the aluminum rail: DEWALT 12-in Turbo High-Performance Aluminum Oxide Circular Saw Blade, $7 from Lowes.</text:p>
      <text:h text:style-name="Heading_20_3" text:outline-level="3">November 20, 2015 – ordered more parts</text:h>
      <text:p text:style-name="P20">Now that I know I have the right bearings, I ordered the rest (20) of the smaller bearings, for the rails.</text:p>
      <text:h text:style-name="Heading_20_3" text:outline-level="3">November 21, 2015 – Big surprises</text:h>
      <text:p text:style-name="P21">Today was a day of surprises: 1) buy MDF from a place that sells a lot of it, rather than one that sells it occasionally, and 2) my inverted-order rail assembly won't work – I need to go back to the design in the book.</text:p>
      <text:p text:style-name="P21"><text:soft-page-break/>I was initially happy to find a local lumberyard that sold MDF and would cut it for me into 2'x4' sheets. Then I found a) half of their sheets had broken corners, b) the sheets were warped a bit, and c) their yard workers literally can't cut a straight line. <text:s/>So I'm sarting the project with <text:s/>less-than-great materials.</text:p>
      <text:p text:style-name="P21">Second, I tried out the bolt+aluminum_rail+nut+earing+nut combination for the rails. <text:s/>It all looked good until I laid the resulting test rail assembly flat on the workbench: the bolt heads inside the rail protrude, making the rail rock. <text:s/>So I need to return to the design from the book, even though I think the 2 threads of bolt holding into the rail is a bit undersized. <text:s/>This does mean I need to buy new, shorter bolts.</text:p>
      <text:p text:style-name="P27">Decided to take the plunge. <text:s/>Ordered a bunch more part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4M34S</meta:editing-duration>
    <meta:editing-cycles>28</meta:editing-cycles>
    <meta:generator>LibreOffice/5.0.2.2$Windows_x86 LibreOffice_project/37b43f919e4de5eeaca9b9755ed688758a8251fe</meta:generator>
    <dc:date>2015-11-21T21:37:07.275000000</dc:date>
    <meta:document-statistic meta:table-count="0" meta:image-count="0" meta:object-count="0" meta:page-count="4" meta:paragraph-count="64" meta:word-count="1432" meta:character-count="8618" meta:non-whitespace-character-count="7212"/>
    <meta:user-defined meta:name="Info 1"/>
    <meta:user-defined meta:name="Info 2"/>
    <meta:user-defined meta:name="Info 3"/>
    <meta:user-defined meta:name="Info 4"/>
  </office:meta>
</office:document-meta>
</file>